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b18e9" officeooo:paragraph-rsid="001b18e9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000000" fo:font-size="13pt" fo:font-weight="bold" officeooo:rsid="001b18e9" officeooo:paragraph-rsid="001b18e9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000000" style:font-name="Consolas" fo:font-size="11pt" fo:font-weight="bold" officeooo:rsid="001b18e9" officeooo:paragraph-rsid="001b18e9" style:font-size-asian="11pt" style:font-weight-asian="bold" style:font-size-complex="11pt" style:font-weight-complex="bold"/>
    </style:style>
    <style:style style:name="P4" style:family="paragraph" style:parent-style-name="Standard">
      <style:paragraph-properties fo:break-before="page"/>
      <style:text-properties fo:color="#000000" fo:font-size="13pt" fo:font-weight="bold" officeooo:rsid="001b18e9" officeooo:paragraph-rsid="001b18e9" style:font-size-asian="13pt" style:font-weight-asian="bold" style:font-size-complex="13pt" style:font-weight-complex="bold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3" style:family="text">
      <style:text-properties fo:color="#fda5ff" style:font-name="Cascadia Code" fo:font-size="10pt" fo:font-style="normal" style:font-size-asian="10pt" style:font-style-asian="normal"/>
    </style:style>
    <style:style style:name="T4" style:family="text">
      <style:text-properties fo:color="#fda5ff" style:font-name="Cascadia Code" fo:font-size="10pt" fo:font-style="italic" style:font-size-asian="10pt" style:font-style-asian="italic"/>
    </style:style>
    <style:style style:name="T5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6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7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8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9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10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1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2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4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5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6" style:family="text">
      <style:text-properties style:font-name="Cascadia Code" fo:font-size="10pt" fo:font-style="normal" style:font-size-asian="10pt" style:font-style-asian="normal"/>
    </style:style>
    <style:style style:name="T17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18" style:family="text">
      <style:text-properties style:font-name="Cascadia Code" fo:font-size="10pt" fo:font-style="italic" style:font-size-asian="10pt" style:font-style-asian="italic"/>
    </style:style>
    <style:style style:name="T19" style:family="text">
      <style:text-properties fo:font-size="10pt" fo:font-style="normal" fo:font-weight="normal" style:font-size-asian="10pt" style:font-style-asian="normal" style:font-weight-asian="normal"/>
    </style:style>
    <style:style style:name="T20" style:family="text">
      <style:text-properties fo:font-size="10pt" fo:font-style="normal" fo:font-weight="normal" style:font-size-asian="10pt" style:font-style-asian="normal" style:font-weight-asian="normal"/>
    </style:style>
    <style:style style:name="T21" style:family="text">
      <style:text-properties fo:font-size="10pt" fo:font-style="normal" fo:font-weight="normal" style:font-size-asian="10pt" style:font-style-asian="normal" style:font-weight-asian="normal"/>
    </style:style>
    <style:style style:name="T22" style:family="text">
      <style:text-properties fo:font-size="10pt" fo:font-style="normal" fo:font-weight="normal" style:font-size-asian="10pt" style:font-style-asian="normal" style:font-weight-asian="normal"/>
    </style:style>
    <style:style style:name="T23" style:family="text">
      <style:text-properties fo:font-size="10pt" fo:font-style="normal" fo:font-weight="normal" style:font-size-asian="10pt" style:font-style-asian="normal" style:font-weight-asian="normal"/>
    </style:style>
    <style:style style:name="T24" style:family="text">
      <style:text-properties fo:font-size="10pt" fo:font-style="normal" fo:font-weight="normal" style:font-size-asian="10pt" style:font-style-asian="normal" style:font-weight-asian="normal"/>
    </style:style>
    <style:style style:name="T25" style:family="text">
      <style:text-properties fo:font-size="10pt" fo:font-style="normal" style:font-size-asian="10pt" style:font-style-asian="normal"/>
    </style:style>
    <style:style style:name="T26" style:family="text">
      <style:text-properties fo:font-size="10pt" fo:font-style="italic" fo:font-weight="normal" style:font-size-asian="10pt" style:font-style-asian="italic" style:font-weight-asian="normal"/>
    </style:style>
    <style:style style:name="T27" style:family="text">
      <style:text-properties fo:font-size="10pt" fo:font-style="italic" style:font-size-asian="10pt" style:font-style-asian="italic"/>
    </style:style>
    <style:style style:name="T28" style:family="text">
      <style:text-properties fo:font-style="normal" fo:font-weight="normal" style:font-style-asian="normal" style:font-weight-asian="normal"/>
    </style:style>
    <style:style style:name="T29" style:family="text">
      <style:text-properties fo:font-style="normal" fo:font-weight="normal" style:font-style-asian="normal" style:font-weight-asian="normal"/>
    </style:style>
    <style:style style:name="T30" style:family="text">
      <style:text-properties fo:font-style="normal" fo:font-weight="normal" style:font-style-asian="normal" style:font-weight-asian="normal"/>
    </style:style>
    <style:style style:name="T31" style:family="text">
      <style:text-properties fo:font-style="normal" fo:font-weight="normal" style:font-style-asian="normal" style:font-weight-asian="normal"/>
    </style:style>
    <style:style style:name="T32" style:family="text">
      <style:text-properties fo:font-style="normal" fo:font-weight="normal" style:font-style-asian="normal" style:font-weight-asian="normal"/>
    </style:style>
    <style:style style:name="T33" style:family="text">
      <style:text-properties fo:font-style="normal" fo:font-weight="normal" style:font-style-asian="normal" style:font-weight-asian="normal"/>
    </style:style>
    <style:style style:name="T34" style:family="text">
      <style:text-properties fo:font-style="normal" style:font-style-asian="normal"/>
    </style:style>
    <style:style style:name="T35" style:family="text">
      <style:text-properties fo:font-style="italic" fo:font-weight="normal" style:font-style-asian="italic" style:font-weight-asian="normal"/>
    </style:style>
    <style:style style:name="T36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/>
      <text:p text:style-name="P3"><text:span text:style-name="T28">public class </text:span><text:span text:style-name="T28">SecuenciaNumeros {</text:span><text:line-break/><text:span text:style-name="T28"> <text:s text:c="3"/></text:span><text:span text:style-name="T28">private int </text:span><text:span text:style-name="T34">numero</text:span><text:span text:style-name="T28">;</text:span><text:line-break/><text:line-break/><text:span text:style-name="T28"> <text:s text:c="3"/></text:span><text:span text:style-name="T28">public </text:span><text:span text:style-name="T28">SecuenciaNumeros</text:span><text:span text:style-name="T28">() {</text:span><text:line-break/><text:span text:style-name="T28"> <text:s text:c="7"/></text:span><text:span text:style-name="T28">this</text:span><text:span text:style-name="T28">.</text:span><text:span text:style-name="T34">numero </text:span><text:span text:style-name="T28">= </text:span><text:span text:style-name="T28">22</text:span><text:span text:style-name="T28">;</text:span><text:line-break/><text:span text:style-name="T28"> <text:s text:c="3"/></text:span><text:span text:style-name="T28">}</text:span><text:line-break/><text:line-break/><text:span text:style-name="T28"> <text:s text:c="3"/></text:span><text:span text:style-name="T28">public </text:span><text:span text:style-name="T28">SecuenciaNumeros</text:span><text:span text:style-name="T28">(</text:span><text:span text:style-name="T28">int </text:span><text:span text:style-name="T35">numero</text:span><text:span text:style-name="T28">) {</text:span><text:line-break/><text:span text:style-name="T28"> <text:s text:c="7"/></text:span><text:span text:style-name="T28">this</text:span><text:span text:style-name="T28">.</text:span><text:span text:style-name="T34">numero </text:span><text:span text:style-name="T28">= </text:span><text:span text:style-name="T35">numero</text:span><text:span text:style-name="T28">;</text:span><text:line-break/><text:span text:style-name="T28"> <text:s text:c="3"/></text:span><text:span text:style-name="T28">}</text:span><text:line-break/><text:line-break/><text:span text:style-name="T28"> <text:s text:c="3"/></text:span><text:span text:style-name="T28">public int </text:span><text:span text:style-name="T28">getNumero</text:span><text:span text:style-name="T28">() {</text:span><text:line-break/><text:span text:style-name="T28"> <text:s text:c="7"/></text:span><text:span text:style-name="T28">return </text:span><text:span text:style-name="T34">numero</text:span><text:span text:style-name="T28">;</text:span><text:line-break/><text:span text:style-name="T28"> <text:s text:c="3"/></text:span><text:span text:style-name="T28">}</text:span><text:line-break/><text:line-break/><text:span text:style-name="T28"> <text:s text:c="3"/></text:span><text:span text:style-name="T28">public void </text:span><text:span text:style-name="T28">setNumero</text:span><text:span text:style-name="T28">(</text:span><text:span text:style-name="T28">int </text:span><text:span text:style-name="T35">numero</text:span><text:span text:style-name="T28">) {</text:span><text:line-break/><text:span text:style-name="T28"> <text:s text:c="7"/></text:span><text:span text:style-name="T28">this</text:span><text:span text:style-name="T28">.</text:span><text:span text:style-name="T34">numero </text:span><text:span text:style-name="T28">= </text:span><text:span text:style-name="T35">numero</text:span><text:span text:style-name="T28">;</text:span><text:line-break/><text:span text:style-name="T28"> <text:s text:c="3"/></text:span><text:span text:style-name="T28">}</text:span><text:line-break/><text:line-break/><text:span text:style-name="T28"> <text:s text:c="3"/></text:span><text:span text:style-name="T28">public void </text:span><text:span text:style-name="T28">longitudCiclo</text:span><text:span text:style-name="T28">() {</text:span><text:line-break/><text:span text:style-name="T28"> <text:s text:c="7"/></text:span><text:span text:style-name="T28">int </text:span><text:span text:style-name="T28">cont</text:span><text:span text:style-name="T28">;</text:span><text:line-break/><text:span text:style-name="T28"> <text:s text:c="7"/></text:span><text:span text:style-name="T28">cont </text:span><text:span text:style-name="T28">= </text:span><text:span text:style-name="T28">1</text:span><text:span text:style-name="T28">;</text:span><text:line-break/><text:span text:style-name="T28"> <text:s text:c="7"/></text:span><text:span text:style-name="T28">int </text:span><text:span text:style-name="T28">aux </text:span><text:span text:style-name="T28">= this</text:span><text:span text:style-name="T28">.</text:span><text:span text:style-name="T34">numero</text:span><text:span text:style-name="T28">;</text:span><text:line-break/><text:line-break/><text:span text:style-name="T28"> <text:s text:c="7"/></text:span><text:span text:style-name="T28">while</text:span><text:span text:style-name="T28">(aux </text:span><text:span text:style-name="T28">!= </text:span><text:span text:style-name="T28">1</text:span><text:span text:style-name="T28">){</text:span><text:line-break/><text:span text:style-name="T28"> <text:s text:c="11"/></text:span><text:span text:style-name="T28">if</text:span><text:span text:style-name="T28">(aux </text:span><text:span text:style-name="T28">% </text:span><text:span text:style-name="T28">2 </text:span><text:span text:style-name="T28">== </text:span><text:span text:style-name="T28">0</text:span><text:span text:style-name="T28">){</text:span><text:line-break/><text:span text:style-name="T28"> <text:s text:c="15"/>aux </text:span><text:span text:style-name="T28">= </text:span><text:span text:style-name="T28">aux</text:span><text:span text:style-name="T28">/</text:span><text:span text:style-name="T28">2</text:span><text:span text:style-name="T28">;</text:span><text:line-break/><text:span text:style-name="T28"> <text:s text:c="11"/></text:span><text:span text:style-name="T28">} </text:span><text:span text:style-name="T28">else </text:span><text:span text:style-name="T28">{</text:span><text:line-break/><text:span text:style-name="T28"> <text:s text:c="15"/>aux </text:span><text:span text:style-name="T28">= </text:span><text:span text:style-name="T28">aux</text:span><text:span text:style-name="T28">*</text:span><text:span text:style-name="T28">3</text:span><text:span text:style-name="T28">+</text:span><text:span text:style-name="T28">1</text:span><text:span text:style-name="T28">;</text:span><text:line-break/><text:span text:style-name="T28"> <text:s text:c="11"/></text:span><text:span text:style-name="T28">}</text:span><text:line-break/><text:span text:style-name="T28"> <text:s text:c="11"/>cont</text:span><text:span text:style-name="T28">++</text:span><text:span text:style-name="T28">;</text:span><text:line-break/><text:span text:style-name="T28"> <text:s text:c="7"/></text:span><text:span text:style-name="T28">}</text:span><text:line-break/><text:span text:style-name="T28"> <text:s text:c="7"/>System.</text:span><text:span text:style-name="T36">out</text:span><text:span text:style-name="T28">.</text:span><text:span text:style-name="T28">println</text:span><text:span text:style-name="T28">(cont)</text:span><text:span text:style-name="T28">;</text:span><text:line-break/><text:span text:style-name="T28"> <text:s text:c="3"/></text:span><text:span text:style-name="T28">}</text:span><text:line-break/><text:line-break/><text:span text:style-name="T28"> <text:s text:c="3"/></text:span><text:span text:style-name="T28">public void </text:span><text:span text:style-name="T28">escribeSecuencia</text:span><text:span text:style-name="T28">() {</text:span><text:line-break/><text:span text:style-name="T28"> <text:s text:c="7"/></text:span><text:span text:style-name="T28">int </text:span><text:span text:style-name="T28">aux </text:span><text:span text:style-name="T28">= this</text:span><text:span text:style-name="T28">.</text:span><text:span text:style-name="T34">numero</text:span><text:span text:style-name="T28">;</text:span><text:line-break/><text:line-break/><text:span text:style-name="T28"> <text:s text:c="7"/></text:span><text:span text:style-name="T28">System.</text:span><text:span text:style-name="T36">out</text:span><text:span text:style-name="T28">.</text:span><text:span text:style-name="T28">print</text:span><text:span text:style-name="T28">(aux </text:span><text:span text:style-name="T28">+ </text:span><text:span text:style-name="T28">" "</text:span><text:span text:style-name="T28">)</text:span><text:span text:style-name="T28">;</text:span><text:line-break/><text:span text:style-name="T28"> <text:s text:c="7"/></text:span><text:span text:style-name="T28">while</text:span><text:span text:style-name="T28">(aux </text:span><text:span text:style-name="T28">!= </text:span><text:span text:style-name="T28">1</text:span><text:span text:style-name="T28">){</text:span><text:line-break/><text:span text:style-name="T28"> <text:s text:c="11"/></text:span><text:span text:style-name="T28">if</text:span><text:span text:style-name="T28">(aux </text:span><text:span text:style-name="T28">% </text:span><text:span text:style-name="T28">2 </text:span><text:span text:style-name="T28">== </text:span><text:span text:style-name="T28">0</text:span><text:span text:style-name="T28">){</text:span><text:line-break/><text:span text:style-name="T28"> <text:s text:c="15"/>aux </text:span><text:span text:style-name="T28">= </text:span><text:span text:style-name="T28">aux</text:span><text:span text:style-name="T28">/</text:span><text:span text:style-name="T28">2</text:span><text:span text:style-name="T28">;</text:span><text:line-break/><text:span text:style-name="T28"> <text:s text:c="11"/></text:span><text:span text:style-name="T28">} </text:span><text:span text:style-name="T28">else </text:span><text:span text:style-name="T28">{</text:span><text:line-break/><text:span text:style-name="T28"> <text:s text:c="15"/>aux </text:span><text:span text:style-name="T28">= </text:span><text:span text:style-name="T28">aux</text:span><text:span text:style-name="T28">*</text:span><text:span text:style-name="T28">3</text:span><text:span text:style-name="T28">+</text:span><text:span text:style-name="T28">1</text:span><text:span text:style-name="T28">;</text:span><text:line-break/><text:span text:style-name="T28"> <text:s text:c="11"/></text:span><text:span text:style-name="T28">}</text:span><text:line-break/><text:span text:style-name="T28"> <text:s text:c="11"/>System.</text:span><text:span text:style-name="T36">out</text:span><text:span text:style-name="T28">.</text:span><text:span text:style-name="T28">print</text:span><text:span text:style-name="T28">(aux </text:span><text:span text:style-name="T28">+ </text:span><text:span text:style-name="T28">" "</text:span><text:span text:style-name="T28">)</text:span><text:span text:style-name="T28">;</text:span><text:line-break/><text:span text:style-name="T28"> <text:s text:c="7"/></text:span><text:span text:style-name="T28">}</text:span><text:line-break/><text:span text:style-name="T28"> <text:s text:c="3"/>}</text:span><text:line-break/><text:span text:style-name="T28">}</text:span></text:p>
      <text:p text:style-name="P2"/>
      <text:p text:style-name="P4">Ejercicio 2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4T17:44:09.865000000</meta:creation-date>
    <meta:generator>LibreOffice/6.3.2.2$Windows_X86_64 LibreOffice_project/98b30e735bda24bc04ab42594c85f7fd8be07b9c</meta:generator>
    <dc:date>2020-01-24T17:46:01.844000000</dc:date>
    <meta:editing-duration>PT1M52S</meta:editing-duration>
    <meta:editing-cycles>1</meta:editing-cycles>
    <meta:document-statistic meta:table-count="0" meta:image-count="0" meta:object-count="0" meta:page-count="2" meta:paragraph-count="3" meta:word-count="114" meta:character-count="996" meta:non-whitespace-character-count="553"/>
  </office:meta>
</office:document-meta>
</file>